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0"><text:span text:style-name="T15">do text if self.hasSingleApplicant()</text:span></text:p><text:p text:style-name="P10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self.getPortionOutsText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0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self.getPortionOutsText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2:58.632356208</dc:date>
    <dc:language>fr-FR</dc:language>
    <meta:editing-cycles>125</meta:editing-cycles>
    <meta:editing-duration>PT12H30M31S</meta:editing-duration>
    <meta:document-statistic meta:table-count="0" meta:image-count="0" meta:object-count="0" meta:page-count="1" meta:paragraph-count="10" meta:word-count="164" meta:character-count="1194" meta:non-whitespace-character-count="1068"/>
    <meta:user-defined meta:name="Info 1"/>
    <meta:user-defined meta:name="Info 2"/>
    <meta:user-defined meta:name="Info 3"/>
    <meta:user-defined meta:name="Info 4"/>
  </office:meta>
</office:document-meta>
</file>